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e0a" officeooo:paragraph-rsid="00056e0a"/>
    </style:style>
    <style:style style:name="P2" style:family="paragraph" style:parent-style-name="Standard">
      <style:text-properties fo:font-weight="normal" officeooo:rsid="00056e0a" officeooo:paragraph-rsid="00056e0a" style:font-weight-asian="normal" style:font-weight-complex="normal"/>
    </style:style>
    <style:style style:name="P3" style:family="paragraph" style:parent-style-name="Standard">
      <style:text-properties fo:font-weight="normal" officeooo:rsid="00056ec3" officeooo:paragraph-rsid="00056ec3" style:font-weight-asian="normal" style:font-weight-complex="normal"/>
    </style:style>
    <style:style style:name="P4" style:family="paragraph" style:parent-style-name="Standard">
      <style:text-properties fo:font-weight="normal" officeooo:rsid="000808cb" officeooo:paragraph-rsid="000808cb" style:font-weight-asian="normal" style:font-weight-complex="normal"/>
    </style:style>
    <style:style style:name="P5" style:family="paragraph" style:parent-style-name="Standard">
      <style:text-properties fo:font-weight="bold" officeooo:rsid="00056e0a" officeooo:paragraph-rsid="00056e0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d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leasso Federico <text:tab/><text:tab/><text:tab/><text:tab/><text:tab/>3C<text:tab/><text:tab/><text:tab/><text:tab/><text:tab/>20/4/2022</text:p>
      <text:p text:style-name="P1"/>
      <text:p text:style-name="P1"><text:tab/><text:tab/><text:tab/><text:tab/><text:tab/><text:span text:style-name="T1">GREEN BOOK ACTIVITY</text:span></text:p>
      <text:p text:style-name="P1"><text:span text:style-name="T1"/></text:p>
      <text:p text:style-name="P1"><text:span text:style-name="T1">Es 1</text:span></text:p>
      <text:p text:style-name="P2">Classical, bouncer, driver, working-class, South, enthused, travel guide, deep, respect, frienship.</text:p>
      <text:p text:style-name="P2"/>
      <text:p text:style-name="P5">Es 2</text:p>
      <text:p text:style-name="P2">1) Victor Hugo Green.</text:p>
      <text:p text:style-name="P2"/>
      <text:p text:style-name="P2">2) Green Book was aimed at older racist white.</text:p>
      <text:p text:style-name="P2"/>
      <text:p text:style-name="P3">3) In the Green Book you could find all the places and services where African Americans were accepted.</text:p>
      <text:p text:style-name="P3"/>
      <text:p text:style-name="P3">4) It was necessary to allow black Americans to survive in a racist country.</text:p>
      <text:p text:style-name="P3"/>
      <text:p text:style-name="P4">5) The two main characters are Tony Lip and Don Shirley. The main difference between the two of them is that Tony is white and Shirley is black.</text:p>
      <text:p text:style-name="P4"><text:s/>Tony is informally and Shirely is elegant and refined. Tony works in a night club and Shirley is a pianis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6:27:11.612786533</meta:creation-date>
    <dc:date>2022-04-20T19:25:53.897947734</dc:date>
    <meta:editing-duration>PT2H38M10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11" meta:word-count="115" meta:character-count="667" meta:non-whitespace-character-count="548"/>
  </office:meta>
</office:document-meta>
</file>